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6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7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2135680" text:id="ct1721356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9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7</text:p>
            <text:p text:style-name="P14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4">10:8</text:p>
            <text:p text:style-name="P14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4">10:9</text:p>
            <text:p text:style-name="P14">ט <text:s/>הוֹלֵךְ בַּתֹּם, יֵלֶךְ בֶּטַח; <text:s text:c="3"/>וּמְעַקֵּשׁ</text:p>
            <text:p text:style-name="P14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4">10:10</text:p>
            <text:p text:style-name="P14">י <text:s/>קֹרֵץ עַיִן, יִתֵּן</text:p>
            <text:p text:style-name="P14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4">10:11</text:p>
            <text:p text:style-name="P14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4">10:12</text:p>
            <text:p text:style-name="P14"><text:soft-page-break/>יב <text:s/>שִׂנְאָה, תְּעֹרֵר מְדָנִים; <text:s text:c="3"/>וְעַל כָּל-פְּשָׁעִים, </text:p>
            <text:p text:style-name="P14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19">/] XXX 20200608_120143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3</text:p>
            <text:p text:style-name="P14">יג <text:s/>בְּשִׂפְתֵי נָבוֹן, </text:p>
            <text:p text:style-name="P14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4">10:14</text:p>
            <text:p text:style-name="P14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4">10:15</text:p>
            <text:p text:style-name="P14">טו <text:s/>הוֹן עָשִׁיר, </text:p>
            <text:p text:style-name="P14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19">/] XXX 20200609_16173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9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6</text:p>
            <text:p text:style-name="P14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4">10:17</text:p>
            <text:p text:style-name="P14">יז <text:s/>אֹרַח לְחַיִּים, שׁוֹמֵר מוּסָר; <text:s text:c="3"/>וְעֹזֵב </text:p>
            <text:p text:style-name="P14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4">10:18</text:p>
            <text:p text:style-name="P14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4">10:19</text:p>
            <text:p text:style-name="P14">יט <text:s/>בְּרֹב דְּבָרִים, לֹא יֶחְדַּל-פָּשַׁע; <text:s/></text:p>
            <text:p text:style-name="P14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19">/] XXX 20200610_1122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5">@@@</text:p>
          </table:table-cell>
        </table:table-row>
        <table:table-row>
          <table:table-cell table:style-name="表29.A2" office:value-type="string">
            <text:p text:style-name="P14">10:20</text:p>
            <text:p text:style-name="P14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0:21</text:p>
            <text:p text:style-name="P14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2</text:p>
            <text:p text:style-name="P14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3</text:p>
            <text:p text:style-name="P14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4</text:p>
            <text:p text:style-name="P14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5</text:p>
            <text:p text:style-name="P14">כה <text:s/>כַּעֲבוֹר סוּפָה, וְאֵין רָשָׁע; <text:s text:c="3"/>וְצַדִּיק, יְסוֹד עוֹל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/] XXX </text:p>
          </table:table-cell>
          <table:table-cell table:style-name="表29.B2" office:value-type="string">
            <text:p text:style-name="P12">TEMPLATE</text:p>
          </table:table-cell>
        </table:table-row>
        <text:soft-page-break/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72135680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oft-page-break/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3">/------------------------------------------------------------ /TEMPLATE</text:p>
      <text:p text:style-name="P16"/>
      <text:p text:style-name="P6">--------------------------------------- [STEPS : closing] 20191009_161940</text:p>
      <text:list xml:id="list6859234389483691980" text:style-name="L1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><text:soft-page-break/></text:p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10T11:22:16.13</dc:date>
    <dc:creator>iwabuchi ken</dc:creator>
    <meta:editing-duration>P6DT4H15M52S</meta:editing-duration>
    <meta:editing-cycles>435</meta:editing-cycles>
    <meta:generator>OpenOffice/4.1.3$Win32 OpenOffice.org_project/413m1$Build-9783</meta:generator>
    <meta:document-statistic meta:table-count="9" meta:image-count="0" meta:object-count="0" meta:page-count="8" meta:paragraph-count="145" meta:word-count="708" meta:character-count="3592"/>
  </office:meta>
</office:document-meta>
</file>